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3.46604166666667cm" style:use-optimal-column-width="true"/>
    </style:style>
    <style:style style:name="co4" style:family="table-column">
      <style:table-column-properties fo:break-before="auto" style:column-width="1.931458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ubrubr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251" table:default-cell-style-name="ce2"/>
        <table:table-column table:style-name="co5" table:number-columns-repeated="1612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ubro</text:p>
          </table:table-cell>
          <table:table-cell office:value-type="string" table:style-name="ce1">
            <text:p>subrubro</text:p>
          </table:table-cell>
          <table:table-cell office:value-type="string" table:style-name="ce1">
            <text:p>updated_at</text:p>
          </table:table-cell>
          <table:table-cell office:value-type="string" table:style-name="ce1">
            <text:p>created_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table:number-columns-repeated="253" table:style-name="ce2"/>
          <table:table-cell table:number-columns-repeated="1612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phpMyAdmin 5.1.1</meta:initial-creator>
    <dc:creator>Daniel Ruben de Brito</dc:creator>
    <meta:creation-date>2023-03-10T20:30:21Z</meta:creation-date>
    <dc:date>2023-03-10T19:31:28Z</dc:date>
  </office:meta>
</office:document-meta>
</file>